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urs f1</text:p>
          </table:table-cell>
          <table:table-cell office:value-type="string" calcext:value-type="string">
            <text:p>stanford f1</text:p>
          </table:table-cell>
          <table:table-cell office:value-type="string" calcext:value-type="string">
            <text:p>Ritter f1</text:p>
          </table:table-cell>
          <table:table-cell office:value-type="string" calcext:value-type="string">
            <text:p>OpenCalai</text:p>
          </table:table-cell>
          <table:table-cell/>
        </table:table-row>
        <table:table-row table:style-name="ro1">
          <table:table-cell office:value-type="float" office:value="0.733226837060703" calcext:value-type="float">
            <text:p>0.7332268371</text:p>
          </table:table-cell>
          <table:table-cell office:value-type="float" office:value="0.577358490566038" calcext:value-type="float">
            <text:p>0.5773584906</text:p>
          </table:table-cell>
          <table:table-cell office:value-type="float" office:value="0.612612612612613" calcext:value-type="float">
            <text:p>0.6126126126</text:p>
          </table:table-cell>
          <table:table-cell office:value-type="float" office:value="0.434093161546085" calcext:value-type="float">
            <text:p>0.4340931615</text:p>
          </table:table-cell>
          <table:table-cell office:value-type="float" office:value="0.775574940523394" calcext:value-type="float">
            <text:p>0.7755749405</text:p>
          </table:table-cell>
        </table:table-row>
        <table:table-row table:style-name="ro1">
          <table:table-cell office:value-type="float" office:value="0.759090909090909" calcext:value-type="float">
            <text:p>0.7590909091</text:p>
          </table:table-cell>
          <table:table-cell office:value-type="float" office:value="0.548837209302326" calcext:value-type="float">
            <text:p>0.5488372093</text:p>
          </table:table-cell>
          <table:table-cell office:value-type="float" office:value="0.653379549393414" calcext:value-type="float">
            <text:p>0.6533795494</text:p>
          </table:table-cell>
          <table:table-cell office:value-type="float" office:value="0.454458293384468" calcext:value-type="float">
            <text:p>0.4544582934</text:p>
          </table:table-cell>
          <table:table-cell office:value-type="float" office:value="0.747648902821316" calcext:value-type="float">
            <text:p>0.7476489028</text:p>
          </table:table-cell>
        </table:table-row>
        <table:table-row table:style-name="ro1">
          <table:table-cell office:value-type="float" office:value="0.699738903394256" calcext:value-type="float">
            <text:p>0.6997389034</text:p>
          </table:table-cell>
          <table:table-cell office:value-type="float" office:value="0.582600195503421" calcext:value-type="float">
            <text:p>0.5826001955</text:p>
          </table:table-cell>
          <table:table-cell office:value-type="float" office:value="0.632747456059205" calcext:value-type="float">
            <text:p>0.6327474561</text:p>
          </table:table-cell>
          <table:table-cell office:value-type="float" office:value="0.42073778664008" calcext:value-type="float">
            <text:p>0.4207377866</text:p>
          </table:table-cell>
          <table:table-cell office:value-type="float" office:value="0.744827586206897" calcext:value-type="float">
            <text:p>0.7448275862</text:p>
          </table:table-cell>
        </table:table-row>
        <table:table-row table:style-name="ro1">
          <table:table-cell office:value-type="float" office:value="0.712418300653595" calcext:value-type="float">
            <text:p>0.7124183007</text:p>
          </table:table-cell>
          <table:table-cell office:value-type="float" office:value="0.533066132264529" calcext:value-type="float">
            <text:p>0.5330661323</text:p>
          </table:table-cell>
          <table:table-cell office:value-type="float" office:value="0.61953488372093" calcext:value-type="float">
            <text:p>0.6195348837</text:p>
          </table:table-cell>
          <table:table-cell office:value-type="float" office:value="0.436734693877551" calcext:value-type="float">
            <text:p>0.4367346939</text:p>
          </table:table-cell>
          <table:table-cell office:value-type="float" office:value="0.705128205128205" calcext:value-type="float">
            <text:p>0.7051282051</text:p>
          </table:table-cell>
        </table:table-row>
        <table:table-row table:style-name="ro1">
          <table:table-cell office:value-type="float" office:value="0.733738074588031" calcext:value-type="float">
            <text:p>0.7337380746</text:p>
          </table:table-cell>
          <table:table-cell office:value-type="float" office:value="0.557203389830508" calcext:value-type="float">
            <text:p>0.5572033898</text:p>
          </table:table-cell>
          <table:table-cell office:value-type="float" office:value="0.619521912350598" calcext:value-type="float">
            <text:p>0.6195219124</text:p>
          </table:table-cell>
          <table:table-cell office:value-type="float" office:value="0.452173913043478" calcext:value-type="float">
            <text:p>0.452173913</text:p>
          </table:table-cell>
          <table:table-cell office:value-type="float" office:value="0.711069418386492" calcext:value-type="float">
            <text:p>0.7110694184</text:p>
          </table:table-cell>
        </table:table-row>
        <table:table-row table:style-name="ro1">
          <table:table-cell table:number-columns-repeated="4"/>
          <table:table-cell table:formula="of:=AVERAGE([.E2:.E6])" office:value-type="float" office:value="0.736849810613261" calcext:value-type="float">
            <text:p>0.7368498106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number-columns-repeated="3"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0.727642605" calcext:value-type="float">
            <text:p>0.727642605</text:p>
          </table:table-cell>
          <table:table-cell table:formula="of:=AVERAGE([.B2:.B6])" office:value-type="float" office:value="0.559813083493364" calcext:value-type="float">
            <text:p>0.5598130835</text:p>
          </table:table-cell>
          <table:table-cell table:formula="of:=AVERAGE([.C2:.C6])" office:value-type="float" office:value="0.627559282827352" calcext:value-type="float">
            <text:p>0.6275592828</text:p>
          </table:table-cell>
          <table:table-cell table:formula="of:=AVERAGE([.D2:.D6])" office:value-type="float" office:value="0.439639569698332" calcext:value-type="float">
            <text:p>0.439639569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Precision </text:p>
          </table:table-cell>
          <table:table-cell table:number-columns-repeated="2" office:value-type="string" calcext:value-type="string">
            <text:p>Precision</text:p>
          </table:table-cell>
          <table:table-cell/>
        </table:table-row>
        <table:table-row table:style-name="ro1">
          <table:table-cell office:value-type="float" office:value="0.82741116751269" calcext:value-type="float">
            <text:p>0.8274111675</text:p>
          </table:table-cell>
          <table:table-cell office:value-type="float" office:value="0.786632390745501" calcext:value-type="float">
            <text:p>0.7866323907</text:p>
          </table:table-cell>
          <table:table-cell office:value-type="float" office:value="0.774487471526196" calcext:value-type="float">
            <text:p>0.7744874715</text:p>
          </table:table-cell>
          <table:table-cell office:value-type="float" office:value="0.64792899408284" calcext:value-type="float">
            <text:p>0.6479289941</text:p>
          </table:table-cell>
          <table:table-cell/>
        </table:table-row>
        <table:table-row table:style-name="ro1">
          <table:table-cell office:value-type="float" office:value="0.797658862876254" calcext:value-type="float">
            <text:p>0.7976588629</text:p>
          </table:table-cell>
          <table:table-cell office:value-type="float" office:value="0.774278215223097" calcext:value-type="float">
            <text:p>0.7742782152</text:p>
          </table:table-cell>
          <table:table-cell office:value-type="float" office:value="0.819565217391304" calcext:value-type="float">
            <text:p>0.8195652174</text:p>
          </table:table-cell>
          <table:table-cell office:value-type="float" office:value="0.679083094555874" calcext:value-type="float">
            <text:p>0.6790830946</text:p>
          </table:table-cell>
          <table:table-cell/>
        </table:table-row>
        <table:table-row table:style-name="ro1">
          <table:table-cell office:value-type="float" office:value="0.800658978583196" calcext:value-type="float">
            <text:p>0.8006589786</text:p>
          </table:table-cell>
          <table:table-cell office:value-type="float" office:value="0.825484764542936" calcext:value-type="float">
            <text:p>0.8254847645</text:p>
          </table:table-cell>
          <table:table-cell office:value-type="float" office:value="0.816229116945107" calcext:value-type="float">
            <text:p>0.8162291169</text:p>
          </table:table-cell>
          <table:table-cell office:value-type="float" office:value="0.618768328445748" calcext:value-type="float">
            <text:p>0.6187683284</text:p>
          </table:table-cell>
          <table:table-cell/>
        </table:table-row>
        <table:table-row table:style-name="ro1">
          <table:table-cell office:value-type="float" office:value="0.748299319727891" calcext:value-type="float">
            <text:p>0.7482993197</text:p>
          </table:table-cell>
          <table:table-cell office:value-type="float" office:value="0.76" calcext:value-type="float">
            <text:p>0.76</text:p>
          </table:table-cell>
          <table:table-cell office:value-type="float" office:value="0.779859484777517" calcext:value-type="float">
            <text:p>0.7798594848</text:p>
          </table:table-cell>
          <table:table-cell office:value-type="float" office:value="0.644578313253012" calcext:value-type="float">
            <text:p>0.6445783133</text:p>
          </table:table-cell>
          <table:table-cell/>
        </table:table-row>
        <table:table-row table:style-name="ro1">
          <table:table-cell office:value-type="float" office:value="0.784679089026915" calcext:value-type="float">
            <text:p>0.784679089</text:p>
          </table:table-cell>
          <table:table-cell office:value-type="float" office:value="0.796969696969697" calcext:value-type="float">
            <text:p>0.796969697</text:p>
          </table:table-cell>
          <table:table-cell office:value-type="float" office:value="0.797435897435897" calcext:value-type="float">
            <text:p>0.7974358974</text:p>
          </table:table-cell>
          <table:table-cell office:value-type="float" office:value="0.679738562091503" calcext:value-type="float">
            <text:p>0.679738562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AVG</text:p>
          </table:table-cell>
          <table:table-cell/>
        </table:table-row>
        <table:table-row table:style-name="ro1">
          <table:table-cell table:formula="of:=AVERAGE([.A12:.A16])" office:value-type="float" office:value="0.791741483545389" calcext:value-type="float">
            <text:p>0.7917414835</text:p>
          </table:table-cell>
          <table:table-cell table:formula="of:=AVERAGE([.B12:.B16])" office:value-type="float" office:value="0.788673013496246" calcext:value-type="float">
            <text:p>0.7886730135</text:p>
          </table:table-cell>
          <table:table-cell table:formula="of:=AVERAGE([.C12:.C16])" office:value-type="float" office:value="0.797515437615204" calcext:value-type="float">
            <text:p>0.7975154376</text:p>
          </table:table-cell>
          <table:table-cell table:formula="of:=AVERAGE([.D12:.D16])" office:value-type="float" office:value="0.654019458485796" calcext:value-type="float">
            <text:p>0.654019458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Recall</text:p>
          </table:table-cell>
          <table:table-cell/>
        </table:table-row>
        <table:table-row table:style-name="ro1">
          <table:table-cell office:value-type="float" office:value="0.729850746268657" calcext:value-type="float">
            <text:p>0.7298507463</text:p>
          </table:table-cell>
          <table:table-cell office:value-type="float" office:value="0.456035767511177" calcext:value-type="float">
            <text:p>0.4560357675</text:p>
          </table:table-cell>
          <table:table-cell office:value-type="float" office:value="0.506706408345753" calcext:value-type="float">
            <text:p>0.5067064083</text:p>
          </table:table-cell>
          <table:table-cell office:value-type="float" office:value="0.326378539493294" calcext:value-type="float">
            <text:p>0.3263785395</text:p>
          </table:table-cell>
          <table:table-cell/>
        </table:table-row>
        <table:table-row table:style-name="ro1">
          <table:table-cell office:value-type="float" office:value="0.703539823008849" calcext:value-type="float">
            <text:p>0.703539823</text:p>
          </table:table-cell>
          <table:table-cell office:value-type="float" office:value="0.42507204610951" calcext:value-type="float">
            <text:p>0.4250720461</text:p>
          </table:table-cell>
          <table:table-cell office:value-type="float" office:value="0.543227665706052" calcext:value-type="float">
            <text:p>0.5432276657</text:p>
          </table:table-cell>
          <table:table-cell office:value-type="float" office:value="0.34149855907781" calcext:value-type="float">
            <text:p>0.3414985591</text:p>
          </table:table-cell>
          <table:table-cell/>
        </table:table-row>
        <table:table-row table:style-name="ro1">
          <table:table-cell office:value-type="float" office:value="0.696275071633238" calcext:value-type="float">
            <text:p>0.6962750716</text:p>
          </table:table-cell>
          <table:table-cell office:value-type="float" office:value="0.450151057401813" calcext:value-type="float">
            <text:p>0.4501510574</text:p>
          </table:table-cell>
          <table:table-cell office:value-type="float" office:value="0.516616314199396" calcext:value-type="float">
            <text:p>0.5166163142</text:p>
          </table:table-cell>
          <table:table-cell office:value-type="float" office:value="0.318731117824773" calcext:value-type="float">
            <text:p>0.3187311178</text:p>
          </table:table-cell>
          <table:table-cell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0.410493827160494" calcext:value-type="float">
            <text:p>0.4104938272</text:p>
          </table:table-cell>
          <table:table-cell office:value-type="float" office:value="0.513888888888889" calcext:value-type="float">
            <text:p>0.5138888889</text:p>
          </table:table-cell>
          <table:table-cell office:value-type="float" office:value="0.330246913580247" calcext:value-type="float">
            <text:p>0.3302469136</text:p>
          </table:table-cell>
          <table:table-cell/>
        </table:table-row>
        <table:table-row table:style-name="ro1">
          <table:table-cell office:value-type="float" office:value="0.65008576329331" calcext:value-type="float">
            <text:p>0.6500857633</text:p>
          </table:table-cell>
          <table:table-cell office:value-type="float" office:value="0.428338762214984" calcext:value-type="float">
            <text:p>0.4283387622</text:p>
          </table:table-cell>
          <table:table-cell office:value-type="float" office:value="0.506514657980456" calcext:value-type="float">
            <text:p>0.506514658</text:p>
          </table:table-cell>
          <table:table-cell office:value-type="float" office:value="0.338762214983713" calcext:value-type="float">
            <text:p>0.33876221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 office:value-type="string" calcext:value-type="string">
            <text:p>AVG</text:p>
          </table:table-cell>
          <table:table-cell/>
        </table:table-row>
        <table:table-row table:style-name="ro1">
          <table:table-cell table:formula="of:=AVERAGE([.A23:.A27])" office:value-type="float" office:value="0.689283614174144" calcext:value-type="float">
            <text:p>0.6892836142</text:p>
          </table:table-cell>
          <table:table-cell table:formula="of:=AVERAGE([.B23:.B27])" office:value-type="float" office:value="0.434018292079595" calcext:value-type="float">
            <text:p>0.4340182921</text:p>
          </table:table-cell>
          <table:table-cell table:formula="of:=AVERAGE([.C23:.C27])" office:value-type="float" office:value="0.517390787024109" calcext:value-type="float">
            <text:p>0.517390787</text:p>
          </table:table-cell>
          <table:table-cell table:formula="of:=AVERAGE([.D23:.D27])" office:value-type="float" office:value="0.331123468991967" calcext:value-type="float">
            <text:p>0.3311234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01:00:31.030780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26:59.652099305</meta:creation-date>
    <dc:date>2018-01-25T22:21:23.131157663</dc:date>
    <meta:editing-duration>PT3M33S</meta:editing-duration>
    <meta:editing-cycles>1</meta:editing-cycles>
    <meta:generator>LibreOffice/5.1.6.2$Linux_X86_64 LibreOffice_project/10m0$Build-2</meta:generator>
    <meta:document-statistic meta:table-count="1" meta:cell-count="102" meta:object-count="0"/>
  </office:meta>
</office:document-meta>
</file>